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ee8ef" officeooo:paragraph-rsid="001ee8ef"/>
    </style:style>
    <style:style style:name="P2" style:family="paragraph" style:parent-style-name="Header">
      <style:paragraph-properties fo:text-align="end" style:justify-single-word="false"/>
      <style:text-properties officeooo:rsid="001ee8ef" officeooo:paragraph-rsid="001ee8ef"/>
    </style:style>
    <style:style style:name="T1" style:family="text">
      <style:text-properties fo:language="en" fo:country="US"/>
    </style:style>
    <style:style style:name="T2" style:family="text">
      <style:text-properties officeooo:rsid="00205d3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In the debate of “Nature vs. Nurture,” I personally believe that one's personality and character is primarily based off of nurture, or their environment and surroundings, and the personalities of Malcom X versus MLK Jr. shows this. King was raised in an environment where he didn't have many negative experiences at a young age, and had a fairly comfortable childhood and <text:span text:style-name="T1">adolescence where his father raised him to be a hard-working religious person</text:span>. He was educated to a PhD level, and used peaceful protest and the power of speech to change opinions and laws. On the other hand, Malcom X's family (although he most likely couldn't feel the effects of it) was struck with the effects of racism from a young age. His father was killed, and he was struck with the effects of racism and prejudice. He moved to Boston, where he was raised in a life of crime until a prison sentence, where <text:span text:style-name="T2">he started to advocate for black power after becoming part of a group of black muslims with goals to violently end segregation. If MLK Jr's father had been murdered while he was a child and he had been raised in a life of crime, his attitude towards black rights might've been radically different, and similarly for Malcom X; if he had been born to MLK Jr's family, his attitude probably would've mirrored that of MLJ J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ee8ef" officeooo:paragraph-rsid="001ee8ef"/>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Solomon Greenberg</text:p>
        <text:p text:style-name="MP1">2015/11/20</text:p>
        <text:p text:style-name="MP1">Period 7 – Social Studies 10</text:p>
        <text:p text:style-name="MP1">Mr. We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0T14:00:23.024141075</meta:creation-date>
    <dc:date>2015-11-20T14:20:52.739421986</dc:date>
    <meta:editing-duration>PT3M39S</meta:editing-duration>
    <meta:editing-cycles>1</meta:editing-cycles>
    <meta:document-statistic meta:table-count="0" meta:image-count="0" meta:object-count="0" meta:page-count="1" meta:paragraph-count="5" meta:word-count="242" meta:character-count="1376" meta:non-whitespace-character-count="1138"/>
    <meta:generator>LibreOffice/4.3.3.2$Linux_X86_64 LibreOffice_project/430m0$Build-2</meta:generator>
  </office:meta>
</office:document-meta>
</file>